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officeooo:paragraph-rsid="0004bdee"/>
    </style:style>
    <style:style style:name="P2" style:family="paragraph" style:parent-style-name="Standard">
      <style:text-properties style:use-window-font-color="true" loext:opacity="0%" officeooo:rsid="0004bdee" officeooo:paragraph-rsid="0004bdee"/>
    </style:style>
    <style:style style:name="P3" style:family="paragraph" style:parent-style-name="Standard">
      <style:text-properties style:use-window-font-color="true" loext:opacity="0%" officeooo:rsid="00064250" officeooo:paragraph-rsid="00064250"/>
    </style:style>
    <style:style style:name="P4" style:family="paragraph" style:parent-style-name="Standard">
      <style:text-properties style:use-window-font-color="true" loext:opacity="0%" officeooo:rsid="00064250" officeooo:paragraph-rsid="00082eba"/>
    </style:style>
    <style:style style:name="P5" style:family="paragraph" style:parent-style-name="Standard">
      <style:text-properties style:use-window-font-color="true" loext:opacity="0%" officeooo:rsid="00082eba" officeooo:paragraph-rsid="00082eba"/>
    </style:style>
    <style:style style:name="P6" style:family="paragraph" style:parent-style-name="Standard">
      <style:text-properties style:use-window-font-color="true" loext:opacity="0%" officeooo:rsid="00082eba" officeooo:paragraph-rsid="000b0e97"/>
    </style:style>
    <style:style style:name="P7" style:family="paragraph" style:parent-style-name="Standard">
      <style:text-properties style:use-window-font-color="true" loext:opacity="0%" officeooo:rsid="00082eba" officeooo:paragraph-rsid="000932fd"/>
    </style:style>
    <style:style style:name="P8" style:family="paragraph" style:parent-style-name="Standard">
      <style:text-properties style:use-window-font-color="true" loext:opacity="0%" officeooo:rsid="000b0e97" officeooo:paragraph-rsid="000b0e97"/>
    </style:style>
    <style:style style:name="P9" style:family="paragraph" style:parent-style-name="Standard">
      <style:text-properties style:use-window-font-color="true" loext:opacity="0%" officeooo:rsid="000c3932" officeooo:paragraph-rsid="000c3932"/>
    </style:style>
    <style:style style:name="P10" style:family="paragraph" style:parent-style-name="Standard">
      <style:text-properties style:use-window-font-color="true" loext:opacity="0%" officeooo:rsid="000c3932" officeooo:paragraph-rsid="000e338f"/>
    </style:style>
    <style:style style:name="P1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use-window-font-color="true" loext:opacity="0%" officeooo:rsid="0004bdee" officeooo:paragraph-rsid="0004bdee" fo:background-color="transparent"/>
    </style:style>
    <style:style style:name="P12" style:family="paragraph" style:parent-style-name="Standard">
      <style:text-properties officeooo:rsid="000e338f" officeooo:paragraph-rsid="000932fd"/>
    </style:style>
    <style:style style:name="P13" style:family="paragraph" style:parent-style-name="Standard">
      <style:text-properties officeooo:rsid="000e338f" officeooo:paragraph-rsid="000e338f"/>
    </style:style>
    <style:style style:name="T1" style:family="text">
      <style:text-properties officeooo:rsid="0004bdee"/>
    </style:style>
    <style:style style:name="T2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808080" loext:opacity="100%" style:font-name="JetBrains Mono" fo:font-size="10pt" fo:font-style="normal" fo:font-weight="normal" officeooo:rsid="0004bdee" style:font-size-asian="10pt" style:font-style-asian="normal" style:font-weight-asian="normal"/>
    </style:style>
    <style:style style:name="T4" style:family="text">
      <style:text-properties fo:color="#808080" loext:opacity="100%" style:font-name="JetBrains Mono" fo:font-size="10pt" fo:font-style="normal" fo:font-weight="normal" officeooo:rsid="00082eba" style:font-size-asian="10pt" style:font-style-asian="normal" style:font-weight-asian="normal"/>
    </style:style>
    <style:style style:name="T5" style:family="text">
      <style:text-properties fo:color="#808080" loext:opacity="100%" style:font-name="JetBrains Mono" fo:font-size="10pt" fo:font-style="normal" fo:font-weight="normal" officeooo:rsid="000932fd" style:font-size-asian="10pt" style:font-style-asian="normal" style:font-weight-asian="normal"/>
    </style:style>
    <style:style style:name="T6" style:family="text">
      <style:text-properties fo:color="#808080" loext:opacity="100%" style:font-name="JetBrains Mono" fo:font-size="10pt" fo:font-style="normal" fo:font-weight="normal" officeooo:rsid="000b0e97" style:font-size-asian="10pt" style:font-style-asian="normal" style:font-weight-asian="normal"/>
    </style:style>
    <style:style style:name="T7" style:family="text">
      <style:text-properties style:use-window-font-color="true" loext:opacity="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officeooo:rsid="00082eba"/>
    </style:style>
    <style:style style:name="T11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style:font-name="JetBrains Mono" fo:font-size="10pt" fo:font-style="normal" fo:font-weight="normal" officeooo:rsid="0004bdee" style:font-size-asian="10pt" style:font-style-asian="normal" style:font-weight-asian="normal"/>
    </style:style>
    <style:style style:name="T13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style:font-name="JetBrains Mono" fo:font-size="10pt" fo:font-style="normal" fo:font-weight="normal" officeooo:rsid="00082eba" style:font-size-asian="10pt" style:font-style-asian="normal" style:font-weight-asian="normal"/>
    </style:style>
    <style:style style:name="T16" style:family="text">
      <style:text-properties style:font-name="JetBrains Mono" fo:font-size="10pt" fo:font-style="normal" fo:font-weight="normal" officeooo:rsid="000932fd" style:font-size-asian="10pt" style:font-style-asian="normal" style:font-weight-asian="normal"/>
    </style:style>
    <style:style style:name="T17" style:family="text">
      <style:text-properties style:font-name="JetBrains Mono" fo:font-size="10pt" fo:font-style="normal" fo:font-weight="normal" officeooo:rsid="000b0e97" style:font-size-asian="10pt" style:font-style-asian="normal" style:font-weight-asian="normal"/>
    </style:style>
    <style:style style:name="T18" style:family="text">
      <style:text-properties style:font-name="JetBrains Mono" fo:font-size="10pt" fo:font-style="normal" fo:font-weight="normal" officeooo:rsid="000e338f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<text:span text:style-name="T11"><text:s/>Найдите все натуральные числа (возможно, окружённые буквами);</text:span></text:p>
      <text:p text:style-name="P2"/>
      <text:p text:style-name="P1"><text:span text:style-name="T1">re_one = </text:span><text:span text:style-name="T11">"</text:span><text:span text:style-name="T12">\d+"</text:span></text:p>
      <text:p text:style-name="P1"><text:span text:style-name="T12"/></text:p>
      <text:p text:style-name="P2">2. Найдите все «слова», написанные капсом (то есть строго заглавными), возможно внутри настоящих слов (аааБББввв);</text:p>
      <text:p text:style-name="P11"><text:span text:style-name="T11">re_two = </text:span><text:span text:style-name="T11">'[A-Z\А-Я]+'</text:span></text:p>
      <text:p text:style-name="P2"/>
      <text:p text:style-name="P2">3. Найдите слова, в которых есть русская буква, а за ней цифра;</text:p>
      <text:p text:style-name="P2">re_three = <text:span text:style-name="T11">"</text:span>[А-Яёа-яё]\d<text:span text:style-name="T11">"</text:span></text:p>
      <text:p text:style-name="P2"><text:span text:style-name="T11"/></text:p>
      <text:p text:style-name="P3"><text:span text:style-name="T11">4. Найдите все слова, начинающиеся с русской или латинской большой буквы (\b — граница слова);</text:span></text:p>
      <text:p text:style-name="P4"><text:span text:style-name="T15">re_four = </text:span><text:span text:style-name="T12">"</text:span><text:span text:style-name="T11">\b[A-ZА-ЯЁ]\w+</text:span><text:span text:style-name="T12">"</text:span></text:p>
      <text:p text:style-name="P4"><text:span text:style-name="T12"/></text:p>
      <text:p text:style-name="P5"><text:span text:style-name="T12">5. Найдите слова, которые начинаются на гласную (\b — граница слова);</text:span></text:p>
      <text:p text:style-name="P6"><text:span text:style-name="T16">re_five = </text:span><text:span text:style-name="T12">"\b[АУОИЭЫЯЮЕЁауоиэыяюеёAEIOUY</text:span><text:span text:style-name="T17">aeiouy</text:span><text:span text:style-name="T12">]\w+"</text:span></text:p>
      <text:p text:style-name="P6"><text:span text:style-name="T12"/></text:p>
      <text:p text:style-name="P5"><text:span text:style-name="T12">6. Найдите все натуральные числа, не находящиеся на границе слова;</text:span></text:p>
      <text:p text:style-name="P8"><text:span text:style-name="T12">r</text:span><text:span text:style-name="T11">e_six = </text:span><text:span text:style-name="T12">"\B\d\B"</text:span></text:p>
      <text:p text:style-name="P7"><text:span text:style-name="T12"/></text:p>
      <text:p text:style-name="P8"><text:span text:style-name="T12">7. Найдите строчки, в которых есть символ * (. — это точно не конец строки!);</text:span></text:p>
      <text:p text:style-name="P9"><text:span text:style-name="T12">r</text:span><text:span text:style-name="T11">e_seven = </text:span><text:span text:style-name="T12">".*\*.*"</text:span></text:p>
      <text:p text:style-name="P9"><text:span text:style-name="T12"/></text:p>
      <text:p text:style-name="P9"><text:span text:style-name="T12">8. Найдите строчки, в которых есть открывающая и когда-нибудь потом закрывающая скобки;</text:span></text:p>
      <text:p text:style-name="P9"><text:span text:style-name="T11">re_eight = </text:span><text:span text:style-name="T12">" "</text:span></text:p>
      <text:p text:style-name="P9"><text:span text:style-name="T12"/></text:p>
      <text:p text:style-name="P10"><text:span text:style-name="T12">9. Выделите одним махом весь кусок оглавления (в конце примера, вместе с тегами</text:span><text:span text:style-name="T18">;</text:span></text:p>
      <text:p text:style-name="P10"><text:span text:style-name="T12">"</text:span><text:span text:style-name="T10">[&lt;]\w.+</text:span><text:span text:style-name="T12">"</text:span></text:p>
      <text:p text:style-name="P12"/>
      <text:p text:style-name="P13">10. Выделите одним махом только текстовую часть оглавления, без тегов;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3-13T14:28:30.515003669</dc:date>
    <meta:editing-cycles>5</meta:editing-cycles>
    <meta:editing-duration>PT27M49S</meta:editing-duration>
    <meta:document-statistic meta:table-count="0" meta:image-count="0" meta:object-count="0" meta:page-count="1" meta:paragraph-count="19" meta:word-count="144" meta:character-count="981" meta:non-whitespace-character-count="852"/>
    <meta:user-defined meta:name="Поле 1"/>
    <meta:user-defined meta:name="Поле 2"/>
    <meta:user-defined meta:name="Поле 3"/>
    <meta:user-defined meta:name="Поле 4"/>
  </office:meta>
</office:document-meta>
</file>